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escription_5f_table" style:display-name="description_table" style:family="table">
      <style:table-properties style:width="17cm" table:align="margins"/>
    </style:style>
    <style:style style:name="description_5f_table.A" style:display-name="description_table.A" style:family="table-column">
      <style:table-column-properties style:column-width="5.667cm" style:rel-column-width="21845*"/>
    </style:style>
    <style:style style:name="description_5f_table.A1" style:display-name="descri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ption_5f_table.C1" style:display-name="description_table.C1" style:family="table-cell">
      <style:table-cell-properties fo:padding="0.097cm" fo:border="0.05pt solid #000000"/>
    </style:style>
    <style:style style:name="description_5f_table.A2" style:display-name="description_table.A2" style:family="table-cell">
      <style:table-cell-properties fo:padding="0.097cm" fo:border-left="0.05pt solid #000000" fo:border-right="none" fo:border-top="none" fo:border-bottom="0.05pt solid #000000"/>
    </style:style>
    <style:style style:name="description_5f_table.C2" style:display-name="descrip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_5f_table" style:display-name="function_table" style:family="table">
      <style:table-properties style:width="17cm" table:align="margins"/>
    </style:style>
    <style:style style:name="function_5f_table.A" style:display-name="function_table.A" style:family="table-column">
      <style:table-column-properties style:column-width="5.604cm" style:rel-column-width="3177*"/>
    </style:style>
    <style:style style:name="function_5f_table.B" style:display-name="function_table.B" style:family="table-column">
      <style:table-column-properties style:column-width="5.701cm" style:rel-column-width="3232*"/>
    </style:style>
    <style:style style:name="function_5f_table.C" style:display-name="function_table.C" style:family="table-column">
      <style:table-column-properties style:column-width="5.696cm" style:rel-column-width="3229*"/>
    </style:style>
    <style:style style:name="function_5f_table.A1" style:display-name="func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_5f_table.C1" style:display-name="function_table.C1" style:family="table-cell">
      <style:table-cell-properties fo:padding="0.097cm" fo:border="0.05pt solid #000000"/>
    </style:style>
    <style:style style:name="function_5f_table.A2" style:display-name="function_table.A2" style:family="table-cell">
      <style:table-cell-properties fo:padding="0.097cm" fo:border-left="0.05pt solid #000000" fo:border-right="none" fo:border-top="none" fo:border-bottom="0.05pt solid #000000"/>
    </style:style>
    <style:style style:name="function_5f_table.C2" style:display-name="function_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table" style:display-name="option_table" style:family="table">
      <style:table-properties style:width="17cm" table:align="margins"/>
    </style:style>
    <style:style style:name="option_5f_table.A" style:display-name="option_table.A" style:family="table-column">
      <style:table-column-properties style:column-width="4.249cm" style:rel-column-width="16380*"/>
    </style:style>
    <style:style style:name="option_5f_table.B" style:display-name="option_table.B" style:family="table-column">
      <style:table-column-properties style:column-width="4.251cm" style:rel-column-width="16387*"/>
    </style:style>
    <style:style style:name="option_5f_table.C" style:display-name="option_table.C" style:family="table-column">
      <style:table-column-properties style:column-width="3.503cm" style:rel-column-width="13504*"/>
    </style:style>
    <style:style style:name="option_5f_table.D" style:display-name="option_table.D" style:family="table-column">
      <style:table-column-properties style:column-width="4.997cm" style:rel-column-width="19264*"/>
    </style:style>
    <style:style style:name="option_5f_table.A1" style:display-name="option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table.D1" style:display-name="option_table.D1" style:family="table-cell">
      <style:table-cell-properties fo:padding="0.097cm" fo:border="0.05pt solid #000000"/>
    </style:style>
    <style:style style:name="option_5f_table.A2" style:display-name="option_table.A2" style:family="table-cell">
      <style:table-cell-properties fo:padding="0.097cm" fo:border-left="0.05pt solid #000000" fo:border-right="none" fo:border-top="none" fo:border-bottom="0.05pt solid #000000"/>
    </style:style>
    <style:style style:name="option_5f_table.D2" style:display-name="option_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22f"/>
    </style:style>
    <style:style style:name="P2" style:family="paragraph" style:parent-style-name="Standard">
      <style:text-properties officeooo:rsid="000df22f" officeooo:paragraph-rsid="000df22f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ecffc" officeooo:paragraph-rsid="001ecffc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0df22f" officeooo:paragraph-rsid="000df22f"/>
    </style:style>
    <style:style style:name="P5" style:family="paragraph" style:parent-style-name="Table_20_Contents">
      <style:text-properties officeooo:rsid="000df22f" officeooo:paragraph-rsid="000df22f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df22f" officeooo:paragraph-rsid="000df22f" style:font-weight-asian="bold" style:font-weight-complex="bold"/>
    </style:style>
    <style:style style:name="P7" style:family="paragraph" style:parent-style-name="Table_20_Contents">
      <style:text-properties officeooo:rsid="001bd031" officeooo:paragraph-rsid="001bd031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normal" officeooo:rsid="001ecffc" officeooo:paragraph-rsid="001ecffc" style:font-style-asian="italic" style:font-weight-asian="normal" style:font-style-complex="italic" style:font-weight-complex="normal"/>
    </style:style>
    <style:style style:name="P9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ext_gen-0.0.1.oxt|python|ext_gen.py$generate_extension_launcher?language=Python&amp;location=user:uno_packages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tension Generator</text:p>
      <text:p text:style-name="Standard"/>
      <text:h text:style-name="Heading_20_1" text:outline-level="1">General Vars</text:h>
      <text:p text:style-name="P4">Replace default values in the second column with yours.</text:p>
      <table:table table:name="description_table" table:style-name="description_5f_table">
        <table:table-column table:style-name="description_5f_table.A" table:number-columns-repeated="3"/>
        <table:table-row>
          <table:table-cell table:style-name="description_5f_table.A1" office:value-type="string">
            <text:p text:style-name="P6">Keys</text:p>
          </table:table-cell>
          <table:table-cell table:style-name="description_5f_table.A1" office:value-type="string">
            <text:p text:style-name="P6">Your Values</text:p>
          </table:table-cell>
          <table:table-cell table:style-name="description_5f_table.C1" office:value-type="string">
            <text:p text:style-name="P6">Note</text:p>
          </table:table-cell>
        </table:table-row>
        <table:table-row>
          <table:table-cell table:style-name="description_5f_table.A2" office:value-type="string">
            <text:p text:style-name="P5">extension_name</text:p>
          </table:table-cell>
          <table:table-cell table:style-name="description_5f_table.A2" office:value-type="string">
            <text:p text:style-name="P7">JOJO</text:p>
          </table:table-cell>
          <table:table-cell table:style-name="description_5f_table.C2" office:value-type="string">
            <text:p text:style-name="P5">no blank space</text:p>
          </table:table-cell>
        </table:table-row>
        <table:table-row>
          <table:table-cell table:style-name="description_5f_table.A2" office:value-type="string">
            <text:p text:style-name="P5">extension_label</text:p>
          </table:table-cell>
          <table:table-cell table:style-name="description_5f_table.A2" office:value-type="string">
            <text:p text:style-name="P7">Jojo Extension</text:p>
          </table:table-cell>
          <table:table-cell table:style-name="description_5f_table.C2" office:value-type="string">
            <text:p text:style-name="P5">Will be displayed in menu</text:p>
          </table:table-cell>
        </table:table-row>
        <table:table-row>
          <table:table-cell table:style-name="description_5f_table.A2" office:value-type="string">
            <text:p text:style-name="P5">extension_version</text:p>
          </table:table-cell>
          <table:table-cell table:style-name="description_5f_table.A2" office:value-type="string">
            <text:p text:style-name="P5">0.0.1</text:p>
          </table:table-cell>
          <table:table-cell table:style-name="description_5f_table.C2" office:value-type="string">
            <text:p text:style-name="P5"/>
          </table:table-cell>
        </table:table-row>
        <table:table-row>
          <table:table-cell table:style-name="description_5f_table.A2" office:value-type="string">
            <text:p text:style-name="P5">package_name</text:p>
          </table:table-cell>
          <table:table-cell table:style-name="description_5f_table.A2" office:value-type="string">
            <text:p text:style-name="P5">com.mycompany.my_extension</text:p>
          </table:table-cell>
          <table:table-cell table:style-name="description_5f_table.C2" office:value-type="string">
            <text:p text:style-name="P5">See the README file</text:p>
          </table:table-cell>
        </table:table-row>
        <table:table-row>
          <table:table-cell table:style-name="description_5f_table.A2" office:value-type="string">
            <text:p text:style-name="P5">company_name</text:p>
          </table:table-cell>
          <table:table-cell table:style-name="description_5f_table.A2" office:value-type="string">
            <text:p text:style-name="P5">Your company</text:p>
          </table:table-cell>
          <table:table-cell table:style-name="description_5f_table.C2" office:value-type="string">
            <text:p text:style-name="P5"/>
          </table:table-cell>
        </table:table-row>
        <table:table-row>
          <table:table-cell table:style-name="description_5f_table.A2" office:value-type="string">
            <text:p text:style-name="P5">author_name</text:p>
          </table:table-cell>
          <table:table-cell table:style-name="description_5f_table.A2" office:value-type="string">
            <text:p text:style-name="P5">Your Name</text:p>
          </table:table-cell>
          <table:table-cell table:style-name="description_5f_table.C2" office:value-type="string">
            <text:p text:style-name="P5"/>
          </table:table-cell>
        </table:table-row>
        <table:table-row>
          <table:table-cell table:style-name="description_5f_table.A2" office:value-type="string">
            <text:p text:style-name="P5">author_email</text:p>
          </table:table-cell>
          <table:table-cell table:style-name="description_5f_table.A2" office:value-type="string">
            <text:p text:style-name="P5">Your E-mail</text:p>
          </table:table-cell>
          <table:table-cell table:style-name="description_5f_table.C2" office:value-type="string">
            <text:p text:style-name="P5"/>
          </table:table-cell>
        </table:table-row>
        <table:table-row>
          <table:table-cell table:style-name="description_5f_table.A2" office:value-type="string">
            <text:p text:style-name="P5">update_url</text:p>
          </table:table-cell>
          <table:table-cell table:style-name="description_5f_table.A2" office:value-type="string">
            <text:p text:style-name="P5">url_to_update.xml</text:p>
          </table:table-cell>
          <table:table-cell table:style-name="description_5f_table.C2" office:value-type="string">
            <text:p text:style-name="P5"/>
          </table:table-cell>
        </table:table-row>
        <table:table-row>
          <table:table-cell table:style-name="description_5f_table.A2" office:value-type="string">
            <text:p text:style-name="P5">publisher_url</text:p>
          </table:table-cell>
          <table:table-cell table:style-name="description_5f_table.A2" office:value-type="string">
            <text:p text:style-name="P2">https://yourwebsite.com</text:p>
          </table:table-cell>
          <table:table-cell table:style-name="description_5f_table.C2" office:value-type="string">
            <text:p text:style-name="P5"/>
          </table:table-cell>
        </table:table-row>
        <table:table-row>
          <table:table-cell table:style-name="description_5f_table.A2" office:value-type="string">
            <text:p text:style-name="P5">image_name</text:p>
          </table:table-cell>
          <table:table-cell table:style-name="description_5f_table.A2" office:value-type="string">
            <text:p text:style-name="P2">your_logo.png</text:p>
          </table:table-cell>
          <table:table-cell table:style-name="description_5f_table.C2" office:value-type="string">
            <text:p text:style-name="P2">PNG or JPG, 42x42 pixels</text:p>
          </table:table-cell>
        </table:table-row>
      </table:table>
      <text:p text:style-name="Text_20_body"/>
      <text:h text:style-name="Heading_20_1" text:outline-level="1">MenuBar and ToolBar</text:h>
      <table:table table:name="function_table" table:style-name="function_5f_table">
        <table:table-column table:style-name="function_5f_table.A"/>
        <table:table-column table:style-name="function_5f_table.B"/>
        <table:table-column table:style-name="function_5f_table.C"/>
        <table:table-row>
          <table:table-cell table:style-name="function_5f_table.A1" office:value-type="string">
            <text:p text:style-name="P6">Function name</text:p>
          </table:table-cell>
          <table:table-cell table:style-name="function_5f_table.A1" office:value-type="string">
            <text:p text:style-name="P6">Function label</text:p>
          </table:table-cell>
          <table:table-cell table:style-name="function_5f_table.C1" office:value-type="string">
            <text:p text:style-name="P6">Icon</text:p>
          </table:table-cell>
        </table:table-row>
        <table:table-row>
          <table:table-cell table:style-name="function_5f_table.A2" office:value-type="string">
            <text:p text:style-name="Standard">extension_launcher</text:p>
          </table:table-cell>
          <table:table-cell table:style-name="function_5f_table.A2" office:value-type="string">
            <text:p text:style-name="P5">My function</text:p>
          </table:table-cell>
          <table:table-cell table:style-name="function_5f_table.C2" office:value-type="string">
            <text:p text:style-name="P5">icon.jpg</text:p>
          </table:table-cell>
        </table:table-row>
        <table:table-row>
          <table:table-cell table:style-name="function_5f_table.A2" office:value-type="string">
            <text:p text:style-name="Table_20_Contents"/>
          </table:table-cell>
          <table:table-cell table:style-name="function_5f_table.A2" office:value-type="string">
            <text:p text:style-name="Table_20_Contents"/>
          </table:table-cell>
          <table:table-cell table:style-name="function_5f_table.C2" office:value-type="string">
            <text:p text:style-name="Table_20_Contents"/>
          </table:table-cell>
        </table:table-row>
      </table:table>
      <text:p text:style-name="P1"/>
      <text:h text:style-name="Heading_20_1" text:outline-level="1"><text:span text:style-name="T1">Options v</text:span>ariable that need a Dialog Box</text:h>
      <table:table table:name="option_table" table:style-name="option_5f_table">
        <table:table-column table:style-name="option_5f_table.A"/>
        <table:table-column table:style-name="option_5f_table.B"/>
        <table:table-column table:style-name="option_5f_table.C"/>
        <table:table-column table:style-name="option_5f_table.D"/>
        <table:table-row>
          <table:table-cell table:style-name="option_5f_table.A1" office:value-type="string">
            <text:p text:style-name="P6">Name</text:p>
          </table:table-cell>
          <table:table-cell table:style-name="option_5f_table.A1" office:value-type="string">
            <text:p text:style-name="P6">Label</text:p>
          </table:table-cell>
          <table:table-cell table:style-name="option_5f_table.A1" office:value-type="string">
            <text:p text:style-name="P6">Type</text:p>
          </table:table-cell>
          <table:table-cell table:style-name="option_5f_table.D1" office:value-type="string">
            <text:p text:style-name="P6">Default value</text:p>
          </table:table-cell>
        </table:table-row>
        <table:table-row>
          <table:table-cell table:style-name="option_5f_table.A2" office:value-type="string">
            <text:p text:style-name="P5">test_mode</text:p>
          </table:table-cell>
          <table:table-cell table:style-name="option_5f_table.A2" office:value-type="string">
            <text:p text:style-name="P5">Test mode</text:p>
          </table:table-cell>
          <table:table-cell table:style-name="option_5f_table.A2" office:value-type="string">
            <text:p text:style-name="P5">boolean</text:p>
          </table:table-cell>
          <table:table-cell table:style-name="option_5f_table.D2" office:value-type="string">
            <text:p text:style-name="P5">true</text:p>
          </table:table-cell>
        </table:table-row>
        <table:table-row>
          <table:table-cell table:style-name="option_5f_table.A2" office:value-type="string">
            <text:p text:style-name="P5">token</text:p>
          </table:table-cell>
          <table:table-cell table:style-name="option_5f_table.A2" office:value-type="string">
            <text:p text:style-name="P5">Token</text:p>
          </table:table-cell>
          <table:table-cell table:style-name="option_5f_table.A2" office:value-type="string">
            <text:p text:style-name="P5">string</text:p>
          </table:table-cell>
          <table:table-cell table:style-name="option_5f_table.D2" office:value-type="string">
            <text:p text:style-name="P5">Find a valid token</text:p>
          </table:table-cell>
        </table:table-row>
        <table:table-row>
          <table:table-cell table:style-name="option_5f_table.A2" office:value-type="string">
            <text:p text:style-name="P5">url</text:p>
          </table:table-cell>
          <table:table-cell table:style-name="option_5f_table.A2" office:value-type="string">
            <text:p text:style-name="P5">URL</text:p>
          </table:table-cell>
          <table:table-cell table:style-name="option_5f_table.A2" office:value-type="string">
            <text:p text:style-name="P5">string</text:p>
          </table:table-cell>
          <table:table-cell table:style-name="option_5f_table.D2" office:value-type="string">
            <text:p text:style-name="P2">https://my_webservice.com</text:p>
          </table:table-cell>
        </table:table-row>
      </table:table>
      <text:p text:style-name="Standard"/>
      <text:p text:style-name="Standard"><draw:control text:anchor-type="paragraph" draw:z-index="0" draw:name="Forme1" draw:style-name="gr1" draw:text-style-name="P9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08:24.410367532</meta:creation-date>
    <meta:editing-duration>PT7M32S</meta:editing-duration>
    <meta:editing-cycles>8</meta:editing-cycles>
    <meta:generator>LibreOffice/6.0.7.3$Linux_X86_64 LibreOffice_project/00m0$Build-3</meta:generator>
    <meta:initial-creator>Bastien Roques</meta:initial-creator>
    <dc:date>2019-04-01T20:56:32.092732842</dc:date>
    <dc:creator>Bastien Roques</dc:creator>
    <meta:document-statistic meta:table-count="3" meta:image-count="0" meta:object-count="0" meta:page-count="1" meta:paragraph-count="54" meta:word-count="98" meta:character-count="699" meta:non-whitespace-character-count="655"/>
  </office:meta>
</office:document-meta>
</file>